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ecc9" officeooo:paragraph-rsid="0008ecc9"/>
    </style:style>
    <style:style style:name="P2" style:family="paragraph" style:parent-style-name="Standard">
      <style:text-properties officeooo:rsid="00090523" officeooo:paragraph-rsid="00090523"/>
    </style:style>
    <style:style style:name="P3" style:family="paragraph" style:parent-style-name="Standard">
      <style:text-properties officeooo:rsid="00090523" officeooo:paragraph-rsid="00095f72"/>
    </style:style>
    <style:style style:name="P4" style:family="paragraph" style:parent-style-name="Standard">
      <style:text-properties officeooo:rsid="00095f72" officeooo:paragraph-rsid="00095f72"/>
    </style:style>
    <style:style style:name="P5" style:family="paragraph" style:parent-style-name="Standard">
      <style:text-properties officeooo:rsid="000988cf" officeooo:paragraph-rsid="000988cf"/>
    </style:style>
    <style:style style:name="P6" style:family="paragraph" style:parent-style-name="Standard">
      <style:text-properties officeooo:rsid="000b60bb" officeooo:paragraph-rsid="000b60bb"/>
    </style:style>
    <style:style style:name="P7" style:family="paragraph" style:parent-style-name="Standard">
      <style:text-properties officeooo:rsid="000d8bb0" officeooo:paragraph-rsid="000d8bb0"/>
    </style:style>
    <style:style style:name="P8" style:family="paragraph" style:parent-style-name="Standard">
      <style:text-properties officeooo:rsid="000e55cf" officeooo:paragraph-rsid="000e55cf"/>
    </style:style>
    <style:style style:name="P9" style:family="paragraph" style:parent-style-name="Standard">
      <style:text-properties officeooo:rsid="000e55cf" officeooo:paragraph-rsid="000e55cf"/>
    </style:style>
    <style:style style:name="P10" style:family="paragraph" style:parent-style-name="Standard">
      <style:text-properties officeooo:rsid="000f04be" officeooo:paragraph-rsid="000f04be"/>
    </style:style>
    <style:style style:name="T1" style:family="text">
      <style:text-properties officeooo:rsid="00095f72"/>
    </style:style>
    <style:style style:name="T2" style:family="text">
      <style:text-properties officeooo:rsid="000988cf"/>
    </style:style>
    <style:style style:name="T3" style:family="text">
      <style:text-properties officeooo:rsid="000b60bb"/>
    </style:style>
    <style:style style:name="T4" style:family="text">
      <style:text-properties officeooo:rsid="000f04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os básicos</text:p>
      <text:p text:style-name="P1"/>
      <text:p text:style-name="P1">cd<text:tab/><text:span text:style-name="T3">entrar no diretório</text:span></text:p>
      <text:p text:style-name="P1">ls<text:tab/><text:span text:style-name="T4">listar conteúdo do diretório</text:span></text:p>
      <text:p text:style-name="P1">mv <text:tab/>mover</text:p>
      <text:p text:style-name="P1">echo<text:tab/>imprimir</text:p>
      <text:p text:style-name="P1">mkdir<text:tab/>criar pasta</text:p>
      <text:p text:style-name="P1">rm<text:tab/>apagar</text:p>
      <text:p text:style-name="P1">cat [&gt;] [&gt;&gt;] criar</text:p>
      <text:p text:style-name="P1">cp<text:tab/><text:span text:style-name="T4">copiar arquivos e diretóriosq</text:span></text:p>
      <text:p text:style-name="P2">wc<text:tab/>contar linhas</text:p>
      <text:p text:style-name="P2">file<text:tab/><text:span text:style-name="T4">determinar tipo de arquivo</text:span></text:p>
      <text:p text:style-name="P2">paste<text:tab/><text:span text:style-name="T4">juntar linhas de arquivos</text:span></text:p>
      <text:p text:style-name="P4">chmod +x<text:tab/>mudar o modo para executável</text:p>
      <text:p text:style-name="P4"><text:span text:style-name="T4">chmod <text:s/></text:span>-x<text:tab/>tirar modo executável</text:p>
      <text:p text:style-name="P4">pwd<text:tab/>mostra em que pasta estamos</text:p>
      <text:p text:style-name="P5">which <text:tab/>mostra onde está o que procuramos</text:p>
      <text:p text:style-name="P1"/>
      <text:p text:style-name="P2">Caracteres especiais</text:p>
      <text:p text:style-name="P2">$<text:tab/>contexto do awk (trabalhar na coluna 1 </text:p>
      <text:p text:style-name="P2">* <text:tab/>substituir o que não está colocado explicitamente</text:p>
      <text:p text:style-name="P2">| <text:tab/>repassar o que está concatenado </text:p>
      <text:p text:style-name="P2">~<text:tab/><text:span text:style-name="T1">pasta original</text:span></text:p>
      <text:p text:style-name="P2">. <text:tab/><text:span text:style-name="T2">pasta atual</text:span></text:p>
      <text:p text:style-name="P2">/ <text:tab/><text:span text:style-name="T2">separador de pasta</text:span></text:p>
      <text:p text:style-name="P2"/>
      <text:p text:style-name="P2">Avançados</text:p>
      <text:p text:style-name="P2">awk</text:p>
      <text:p text:style-name="P2">[seq]<text:tab/><text:span text:style-name="T1">faz sequência de números de 1 ao o que foi colocado (0 .1 1 – Faz números de 0 de .1 até 1)</text:span></text:p>
      <text:p text:style-name="P2"><text:tab/>`<text:span text:style-name="T2">seq 20` faz sequência de 20</text:span></text:p>
      <text:p text:style-name="P3">for<text:tab/>repetir texto <text:span text:style-name="T1">for i in 1 2 3 ; do; echo ola; done</text:span></text:p>
      <text:p text:style-name="P3"/>
      <text:p text:style-name="P6">Ctrl K apaga linha</text:p>
      <text:p text:style-name="P6">Ctrl Y refaz</text:p>
      <text:p text:style-name="P3"/>
      <text:p text:style-name="P5">Programação</text:p>
      <text:p text:style-name="P5">- Escrevo a programação</text:p>
      <text:p text:style-name="P5">- Verificação de sintaxe num compilador indicando se há erro em uma linha</text:p>
      <text:p text:style-name="P5">- Criar um executável</text:p>
      <text:p text:style-name="P5">- Máquina executa</text:p>
      <text:p text:style-name="P5">Eventualmente é portável - uma máquina diferente pode rodar.</text:p>
      <text:p text:style-name="P5"/>
      <text:p text:style-name="P5">Em Fortran </text:p>
      <text:p text:style-name="P5">para imprimir</text:p>
      <text:p text:style-name="P5">print*, “olá”</text:p>
      <text:p text:style-name="P5"/>
      <text:p text:style-name="P7">Tarefa: fazer imagem</text:p>
      <text:p text:style-name="P7">wc <text:s/>nome do arquivo</text:p>
      <text:p text:style-name="P7"><text:tab/>número de linhas</text:p>
      <text:p text:style-name="P7">combinar sec com for </text:p>
      <text:p text:style-name="P7">Aquivo 1, 2 e 3 e juntar</text:p>
      <text:p text:style-name="P7">paste juntar os arquivos</text:p>
      <text:p text:style-name="P8"><text:soft-page-break/># script para criar logo em f90</text:p>
      <text:p text:style-name="P8"/>
      <text:p text:style-name="P8"># contar número de linhas do arq de entrada</text:p>
      <text:p text:style-name="P8">n=$ (wc -l $1 | awk '{print $1}')</text:p>
      <text:p text:style-name="P8">echo numero de linhas do arq $n </text:p>
      <text:p text:style-name="P8"/>
      <text:p text:style-name="P10">Para criar imagem em C</text:p>
      <text:p text:style-name="P10">- imprimir</text:p>
      <text:p text:style-name="P10">#include &lt;stdio.h&gt;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pos </meta:initial-creator>
    <meta:creation-date>2016-03-07T12:43:41.922318335</meta:creation-date>
    <dc:date>2016-03-08T17:49:19.388708596</dc:date>
    <dc:creator>tropos </dc:creator>
    <meta:editing-duration>PT48M48S</meta:editing-duration>
    <meta:editing-cycles>5</meta:editing-cycles>
    <meta:generator>LibreOffice/4.3.3.2$Linux_x86 LibreOffice_project/430m0$Build-2</meta:generator>
    <meta:document-statistic meta:table-count="0" meta:image-count="0" meta:object-count="0" meta:page-count="2" meta:paragraph-count="52" meta:word-count="258" meta:character-count="1360" meta:non-whitespace-character-count="1138"/>
  </office:meta>
</office:document-meta>
</file>